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99ef" officeooo:paragraph-rsid="001899ef"/>
    </style:style>
    <style:style style:name="P2" style:family="paragraph" style:parent-style-name="Standard">
      <style:text-properties officeooo:rsid="001899ef" officeooo:paragraph-rsid="00191234"/>
    </style:style>
    <style:style style:name="P3" style:family="paragraph" style:parent-style-name="Standard">
      <style:text-properties officeooo:rsid="00191234" officeooo:paragraph-rsid="00191234"/>
    </style:style>
    <style:style style:name="P4" style:family="paragraph" style:parent-style-name="Standard">
      <style:text-properties fo:font-size="20pt" fo:font-style="italic" officeooo:rsid="00191234" officeooo:paragraph-rsid="00191234" style:font-size-asian="20pt" style:font-style-asian="italic" style:font-size-complex="20pt" style:font-style-complex="italic"/>
    </style:style>
    <style:style style:name="P5" style:family="paragraph" style:parent-style-name="Standard">
      <style:text-properties fo:font-size="20pt" fo:font-style="italic" officeooo:rsid="001a153c" officeooo:paragraph-rsid="001a153c" style:font-size-asian="20pt" style:font-style-asian="italic" style:font-size-complex="20pt" style:font-style-complex="italic"/>
    </style:style>
    <style:style style:name="P6" style:family="paragraph" style:parent-style-name="Standard">
      <style:text-properties officeooo:paragraph-rsid="001e11c7"/>
    </style:style>
    <style:style style:name="P7" style:family="paragraph" style:parent-style-name="Standard">
      <style:text-properties officeooo:rsid="001fc6d3" officeooo:paragraph-rsid="0020a2e2"/>
    </style:style>
    <style:style style:name="P8" style:family="paragraph" style:parent-style-name="Standard">
      <style:text-properties officeooo:paragraph-rsid="0020f904"/>
    </style:style>
    <style:style style:name="P9" style:family="paragraph" style:parent-style-name="Standard">
      <style:text-properties officeooo:paragraph-rsid="00217ce7"/>
    </style:style>
    <style:style style:name="P10" style:family="paragraph" style:parent-style-name="Standard">
      <style:text-properties officeooo:rsid="0027144c" officeooo:paragraph-rsid="0027144c"/>
    </style:style>
    <style:style style:name="P11" style:family="paragraph" style:parent-style-name="Standard">
      <style:text-properties officeooo:rsid="0028b7e1" officeooo:paragraph-rsid="0028b7e1"/>
    </style:style>
    <style:style style:name="P12" style:family="paragraph" style:parent-style-name="Standard">
      <style:text-properties officeooo:rsid="0028b7e1" officeooo:paragraph-rsid="002cc877"/>
    </style:style>
    <style:style style:name="P13" style:family="paragraph" style:parent-style-name="Standard">
      <style:text-properties officeooo:rsid="002cc877" officeooo:paragraph-rsid="002cc877"/>
    </style:style>
    <style:style style:name="P14" style:family="paragraph" style:parent-style-name="Standard">
      <style:text-properties officeooo:rsid="002cd159" officeooo:paragraph-rsid="002cd159"/>
    </style:style>
    <style:style style:name="P15" style:family="paragraph" style:parent-style-name="Standard">
      <style:text-properties officeooo:rsid="0031b3f0" officeooo:paragraph-rsid="0031b3f0"/>
    </style:style>
    <style:style style:name="P16" style:family="paragraph" style:parent-style-name="Standard">
      <style:text-properties officeooo:paragraph-rsid="0031f303"/>
    </style:style>
    <style:style style:name="P17" style:family="paragraph" style:parent-style-name="Standard">
      <style:text-properties officeooo:paragraph-rsid="00321680"/>
    </style:style>
    <style:style style:name="P18" style:family="paragraph" style:parent-style-name="Standard">
      <style:text-properties officeooo:paragraph-rsid="0033865d"/>
    </style:style>
    <style:style style:name="P19" style:family="paragraph" style:parent-style-name="Standard">
      <style:text-properties officeooo:rsid="0033865d" officeooo:paragraph-rsid="0033865d"/>
    </style:style>
    <style:style style:name="P20" style:family="paragraph" style:parent-style-name="Standard">
      <style:text-properties officeooo:rsid="001899ef"/>
    </style:style>
    <style:style style:name="P21" style:family="paragraph" style:parent-style-name="Standard">
      <style:text-properties officeooo:rsid="001899ef" officeooo:paragraph-rsid="00191234"/>
    </style:style>
    <style:style style:name="P22" style:family="paragraph" style:parent-style-name="Standard">
      <style:text-properties officeooo:rsid="001899ef" officeooo:paragraph-rsid="00443792"/>
    </style:style>
    <style:style style:name="P23" style:family="paragraph" style:parent-style-name="Standard">
      <style:text-properties officeooo:rsid="001899ef" officeooo:paragraph-rsid="00470da7"/>
    </style:style>
    <style:style style:name="P24" style:family="paragraph" style:parent-style-name="Standard">
      <style:text-properties officeooo:rsid="001899ef" officeooo:paragraph-rsid="005443c1"/>
    </style:style>
    <style:style style:name="P25" style:family="paragraph" style:parent-style-name="Standard">
      <style:text-properties officeooo:rsid="001899ef" officeooo:paragraph-rsid="0055ba2c"/>
    </style:style>
    <style:style style:name="P26" style:family="paragraph" style:parent-style-name="Standard">
      <style:text-properties officeooo:rsid="001899ef" officeooo:paragraph-rsid="0059de98"/>
    </style:style>
    <style:style style:name="P27" style:family="paragraph" style:parent-style-name="Standard">
      <style:text-properties officeooo:rsid="0031f303" officeooo:paragraph-rsid="0033865d"/>
    </style:style>
    <style:style style:name="P28" style:family="paragraph" style:parent-style-name="Standard">
      <style:text-properties officeooo:rsid="0020f904" officeooo:paragraph-rsid="0020f904"/>
    </style:style>
    <style:style style:name="P29" style:family="paragraph" style:parent-style-name="Standard">
      <style:text-properties officeooo:rsid="001ad27a" officeooo:paragraph-rsid="00217ce7"/>
    </style:style>
    <style:style style:name="P30" style:family="paragraph" style:parent-style-name="Standard">
      <style:text-properties officeooo:rsid="002cc877" officeooo:paragraph-rsid="002cc877"/>
    </style:style>
    <style:style style:name="P31" style:family="paragraph" style:parent-style-name="Standard">
      <style:text-properties officeooo:rsid="0033865d" officeooo:paragraph-rsid="003cacab"/>
    </style:style>
    <style:style style:name="P32" style:family="paragraph" style:parent-style-name="Standard">
      <style:text-properties officeooo:rsid="0033865d" officeooo:paragraph-rsid="00191234"/>
    </style:style>
    <style:style style:name="P33" style:family="paragraph" style:parent-style-name="Standard">
      <style:text-properties officeooo:rsid="0033865d" officeooo:paragraph-rsid="003ddb65"/>
    </style:style>
    <style:style style:name="P34" style:family="paragraph" style:parent-style-name="Standard">
      <style:text-properties officeooo:rsid="0033865d" officeooo:paragraph-rsid="00443792"/>
    </style:style>
    <style:style style:name="P35" style:family="paragraph" style:parent-style-name="Standard">
      <style:text-properties officeooo:rsid="0033865d" officeooo:paragraph-rsid="004d800e"/>
    </style:style>
    <style:style style:name="P36" style:family="paragraph" style:parent-style-name="Standard">
      <style:text-properties officeooo:rsid="0033865d" officeooo:paragraph-rsid="005092e5"/>
    </style:style>
    <style:style style:name="P37" style:family="paragraph" style:parent-style-name="Standard">
      <style:text-properties officeooo:rsid="001fc6d3" officeooo:paragraph-rsid="003afb2f"/>
    </style:style>
    <style:style style:name="P38" style:family="paragraph" style:parent-style-name="Standard">
      <style:text-properties officeooo:rsid="001fc6d3" officeooo:paragraph-rsid="003c643c"/>
    </style:style>
    <style:style style:name="P39" style:family="paragraph" style:parent-style-name="Standard">
      <style:text-properties officeooo:rsid="001fc6d3" officeooo:paragraph-rsid="003cacab"/>
    </style:style>
    <style:style style:name="P40" style:family="paragraph" style:parent-style-name="Standard">
      <style:text-properties officeooo:rsid="001fc6d3" officeooo:paragraph-rsid="00401cf4"/>
    </style:style>
    <style:style style:name="P41" style:family="paragraph" style:parent-style-name="Standard">
      <style:text-properties officeooo:rsid="001fc6d3" officeooo:paragraph-rsid="00470da7"/>
    </style:style>
    <style:style style:name="P42" style:family="paragraph" style:parent-style-name="Standard">
      <style:text-properties officeooo:rsid="0031b3f0" officeooo:paragraph-rsid="0031b3f0"/>
    </style:style>
    <style:style style:name="P43" style:family="paragraph" style:parent-style-name="Standard">
      <style:text-properties officeooo:rsid="003ddb65" officeooo:paragraph-rsid="003ddb65"/>
    </style:style>
    <style:style style:name="P44" style:family="paragraph" style:parent-style-name="Standard">
      <style:text-properties officeooo:rsid="00409c0a" officeooo:paragraph-rsid="00409c0a"/>
    </style:style>
    <style:style style:name="P45" style:family="paragraph" style:parent-style-name="Standard">
      <style:text-properties officeooo:paragraph-rsid="00443792"/>
    </style:style>
    <style:style style:name="P46" style:family="paragraph" style:parent-style-name="Standard">
      <style:text-properties officeooo:paragraph-rsid="00468292"/>
    </style:style>
    <style:style style:name="P47" style:family="paragraph" style:parent-style-name="Standard">
      <style:text-properties officeooo:paragraph-rsid="00470da7"/>
    </style:style>
    <style:style style:name="P48" style:family="paragraph" style:parent-style-name="Standard">
      <style:text-properties officeooo:paragraph-rsid="004d800e"/>
    </style:style>
    <style:style style:name="P49" style:family="paragraph" style:parent-style-name="Standard">
      <style:text-properties officeooo:paragraph-rsid="0020a2e2"/>
    </style:style>
    <style:style style:name="P50" style:family="paragraph" style:parent-style-name="Standard">
      <style:text-properties officeooo:paragraph-rsid="005092e5"/>
    </style:style>
    <style:style style:name="P51" style:family="paragraph" style:parent-style-name="Standard">
      <style:text-properties officeooo:rsid="0028b7e1" officeooo:paragraph-rsid="0028b7e1"/>
    </style:style>
    <style:style style:name="P52" style:family="paragraph" style:parent-style-name="Standard">
      <style:text-properties officeooo:rsid="00512493" officeooo:paragraph-rsid="00512493"/>
    </style:style>
    <style:style style:name="P53" style:family="paragraph" style:parent-style-name="Standard">
      <style:text-properties officeooo:rsid="0053972d" officeooo:paragraph-rsid="0053972d"/>
    </style:style>
    <style:style style:name="P54" style:family="paragraph" style:parent-style-name="Standard">
      <style:text-properties officeooo:rsid="0055ba2c" officeooo:paragraph-rsid="0055ba2c"/>
    </style:style>
    <style:style style:name="P55" style:family="paragraph" style:parent-style-name="Standard">
      <style:text-properties officeooo:rsid="0055ba2c" officeooo:paragraph-rsid="005782b9"/>
    </style:style>
    <style:style style:name="P56" style:family="paragraph" style:parent-style-name="Standard">
      <style:text-properties officeooo:rsid="0055ba2c" officeooo:paragraph-rsid="00585668"/>
    </style:style>
    <style:style style:name="P57" style:family="paragraph" style:parent-style-name="Standard">
      <style:text-properties style:font-name="Courier 10 Pitch" officeooo:rsid="0055ba2c" officeooo:paragraph-rsid="0055ba2c"/>
    </style:style>
    <style:style style:name="P58" style:family="paragraph" style:parent-style-name="Standard">
      <style:text-properties officeooo:rsid="00585668" officeooo:paragraph-rsid="00585668"/>
    </style:style>
    <style:style style:name="P59" style:family="paragraph" style:parent-style-name="Standard">
      <style:text-properties officeooo:rsid="00585668" officeooo:paragraph-rsid="00588f6b"/>
    </style:style>
    <style:style style:name="P60" style:family="paragraph" style:parent-style-name="Standard">
      <style:text-properties officeooo:rsid="00585668" officeooo:paragraph-rsid="0059de98"/>
    </style:style>
    <style:style style:name="P61" style:family="paragraph" style:parent-style-name="Standard">
      <style:text-properties officeooo:rsid="00588f6b" officeooo:paragraph-rsid="00593dea"/>
    </style:style>
    <style:style style:name="P62" style:family="paragraph" style:parent-style-name="Standard">
      <style:text-properties officeooo:rsid="0059de98" officeooo:paragraph-rsid="0059de98"/>
    </style:style>
    <style:style style:name="P63" style:family="paragraph" style:parent-style-name="Standard">
      <style:text-properties officeooo:rsid="005c2eb0" officeooo:paragraph-rsid="005c2eb0"/>
    </style:style>
    <style:style style:name="P64" style:family="paragraph" style:parent-style-name="acode">
      <style:text-properties officeooo:paragraph-rsid="005092e5"/>
    </style:style>
    <style:style style:name="P65" style:family="paragraph" style:parent-style-name="acode">
      <style:text-properties officeooo:rsid="001899ef"/>
    </style:style>
    <style:style style:name="P66" style:family="paragraph" style:parent-style-name="acode">
      <style:text-properties officeooo:rsid="001899ef" officeooo:paragraph-rsid="005ec0b0"/>
    </style:style>
    <style:style style:name="P67" style:family="paragraph" style:parent-style-name="Heading_20_1">
      <style:text-properties officeooo:rsid="0039b88d" officeooo:paragraph-rsid="0039b88d"/>
    </style:style>
    <style:style style:name="P68" style:family="paragraph" style:parent-style-name="Heading_20_1">
      <style:text-properties officeooo:rsid="0033865d" officeooo:paragraph-rsid="003ddb65"/>
    </style:style>
    <style:style style:name="P69" style:family="paragraph" style:parent-style-name="Heading_20_2">
      <style:text-properties officeooo:paragraph-rsid="003afb2f"/>
    </style:style>
    <style:style style:name="P70" style:family="paragraph" style:parent-style-name="Heading_20_2">
      <style:text-properties officeooo:paragraph-rsid="003c643c"/>
    </style:style>
    <style:style style:name="P71" style:family="paragraph" style:parent-style-name="Heading_20_2">
      <style:text-properties officeooo:paragraph-rsid="003cacab"/>
    </style:style>
    <style:style style:name="P72" style:family="paragraph" style:parent-style-name="Heading_20_2">
      <style:text-properties officeooo:paragraph-rsid="00401cf4"/>
    </style:style>
    <style:style style:name="P73" style:family="paragraph" style:parent-style-name="Heading_20_2">
      <style:text-properties officeooo:rsid="00401cf4" officeooo:paragraph-rsid="00401cf4"/>
    </style:style>
    <style:style style:name="P74" style:family="paragraph" style:parent-style-name="Heading_20_2">
      <style:text-properties officeooo:paragraph-rsid="004d800e"/>
    </style:style>
    <style:style style:name="P75" style:family="paragraph" style:parent-style-name="Heading_20_2">
      <style:text-properties officeooo:paragraph-rsid="005092e5"/>
    </style:style>
    <style:style style:name="P76" style:family="paragraph" style:parent-style-name="Heading_20_3">
      <style:text-properties officeooo:paragraph-rsid="004d800e"/>
    </style:style>
    <style:style style:name="P77" style:family="paragraph" style:parent-style-name="Contents_20_1">
      <style:paragraph-properties>
        <style:tab-stops>
          <style:tab-stop style:position="6.9252in" style:type="right" style:leader-style="dotted" style:leader-text="."/>
        </style:tab-stops>
      </style:paragraph-properties>
    </style:style>
    <style:style style:name="P78"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1aad4c"/>
    </style:style>
    <style:style style:name="T2" style:family="text">
      <style:text-properties officeooo:rsid="001ad27a"/>
    </style:style>
    <style:style style:name="T3" style:family="text">
      <style:text-properties officeooo:rsid="0020f904"/>
    </style:style>
    <style:style style:name="T4" style:family="text">
      <style:text-properties officeooo:rsid="0022cc22"/>
    </style:style>
    <style:style style:name="T5" style:family="text">
      <style:text-properties officeooo:rsid="0024a768"/>
    </style:style>
    <style:style style:name="T6" style:family="text">
      <style:text-properties officeooo:rsid="002b28b3"/>
    </style:style>
    <style:style style:name="T7" style:family="text">
      <style:text-properties officeooo:rsid="002c496b"/>
    </style:style>
    <style:style style:name="T8" style:family="text">
      <style:text-properties officeooo:rsid="002cc877"/>
    </style:style>
    <style:style style:name="T9" style:family="text">
      <style:text-properties officeooo:rsid="002cd159"/>
    </style:style>
    <style:style style:name="T10" style:family="text">
      <style:text-properties officeooo:rsid="002e2f53"/>
    </style:style>
    <style:style style:name="T11" style:family="text">
      <style:text-properties officeooo:rsid="0033cc85"/>
    </style:style>
    <style:style style:name="T12" style:family="text">
      <style:text-properties officeooo:rsid="00366964"/>
    </style:style>
    <style:style style:name="T13" style:family="text">
      <style:text-properties officeooo:rsid="0038e5f9"/>
    </style:style>
    <style:style style:name="T14" style:family="text">
      <style:text-properties officeooo:rsid="0039b88d"/>
    </style:style>
    <style:style style:name="T15" style:family="text">
      <style:text-properties officeooo:rsid="003afb2f"/>
    </style:style>
    <style:style style:name="T16" style:family="text">
      <style:text-properties officeooo:rsid="003c643c"/>
    </style:style>
    <style:style style:name="T17" style:family="text">
      <style:text-properties officeooo:rsid="003cacab"/>
    </style:style>
    <style:style style:name="T18" style:family="text">
      <style:text-properties officeooo:rsid="003ddb65"/>
    </style:style>
    <style:style style:name="T19" style:family="text">
      <style:text-properties officeooo:rsid="00401cf4"/>
    </style:style>
    <style:style style:name="T20" style:family="text">
      <style:text-properties officeooo:rsid="001fc6d3"/>
    </style:style>
    <style:style style:name="T21" style:family="text">
      <style:text-properties officeooo:rsid="004172e2"/>
    </style:style>
    <style:style style:name="T22" style:family="text">
      <style:text-properties officeooo:rsid="00443792"/>
    </style:style>
    <style:style style:name="T23" style:family="text">
      <style:text-properties officeooo:rsid="00453a82"/>
    </style:style>
    <style:style style:name="T24" style:family="text">
      <style:text-properties officeooo:rsid="0047489e"/>
    </style:style>
    <style:style style:name="T25" style:family="text">
      <style:text-properties officeooo:rsid="004912a2"/>
    </style:style>
    <style:style style:name="T26" style:family="text">
      <style:text-properties officeooo:rsid="004bac82"/>
    </style:style>
    <style:style style:name="T27" style:family="text">
      <style:text-properties officeooo:rsid="004d800e"/>
    </style:style>
    <style:style style:name="T28" style:family="text">
      <style:text-properties officeooo:rsid="00191234"/>
    </style:style>
    <style:style style:name="T29" style:family="text">
      <style:text-properties officeooo:rsid="005191d4"/>
    </style:style>
    <style:style style:name="T30" style:family="text">
      <style:text-properties officeooo:rsid="0051928e"/>
    </style:style>
    <style:style style:name="T31" style:family="text">
      <style:text-properties style:font-name="Courier 10 Pitch"/>
    </style:style>
    <style:style style:name="T32" style:family="text">
      <style:text-properties style:font-name="Courier 10 Pitch" officeooo:rsid="0047489e"/>
    </style:style>
    <style:style style:name="T33" style:family="text">
      <style:text-properties style:font-name="Courier 10 Pitch" officeooo:rsid="005443c1"/>
    </style:style>
    <style:style style:name="T34" style:family="text">
      <style:text-properties style:font-name="Courier 10 Pitch" officeooo:rsid="0055ba2c"/>
    </style:style>
    <style:style style:name="T35" style:family="text">
      <style:text-properties style:font-name="Courier 10 Pitch" officeooo:rsid="00572595"/>
    </style:style>
    <style:style style:name="T36" style:family="text">
      <style:text-properties style:font-name="Courier 10 Pitch" officeooo:rsid="005782b9"/>
    </style:style>
    <style:style style:name="T37" style:family="text">
      <style:text-properties style:font-name="Courier 10 Pitch" officeooo:rsid="00588f6b"/>
    </style:style>
    <style:style style:name="T38" style:family="text">
      <style:text-properties style:font-name="Courier 10 Pitch" officeooo:rsid="0059de98"/>
    </style:style>
    <style:style style:name="T39" style:family="text">
      <style:text-properties style:font-name="Courier 10 Pitch" fo:font-style="italic" officeooo:rsid="0059de98" style:font-style-asian="italic" style:font-style-complex="italic"/>
    </style:style>
    <style:style style:name="T40" style:family="text">
      <style:text-properties style:font-name="Courier 10 Pitch" officeooo:rsid="005c2eb0"/>
    </style:style>
    <style:style style:name="T41" style:family="text">
      <style:text-properties officeooo:rsid="005443c1"/>
    </style:style>
    <style:style style:name="T42" style:family="text">
      <style:text-properties officeooo:rsid="0055ba2c"/>
    </style:style>
    <style:style style:name="T43" style:family="text">
      <style:text-properties officeooo:rsid="00572595"/>
    </style:style>
    <style:style style:name="T44" style:family="text">
      <style:text-properties officeooo:rsid="005782b9"/>
    </style:style>
    <style:style style:name="T45" style:family="text">
      <style:text-properties officeooo:rsid="00588f6b"/>
    </style:style>
    <style:style style:name="T46" style:family="text">
      <style:text-properties officeooo:rsid="00593dea"/>
    </style:style>
    <style:style style:name="T47" style:family="text">
      <style:text-properties officeooo:rsid="0059de98"/>
    </style:style>
    <style:style style:name="T48" style:family="text">
      <style:text-properties officeooo:rsid="005c2eb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1">Learning Rails Through </text:span>TDD</text:p>
      <text:p text:style-name="P5">Minitest for Rails</text:p>
      <text:p text:style-name="P4"/>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7"><text:a xlink:type="simple" xlink:href="#__RefHeading__634_941404247" text:style-name="Index_20_Link" text:visited-style-name="Index_20_Link">INTRO<text:tab/>1</text:a></text:p>
          <text:p text:style-name="P78"><text:a xlink:type="simple" xlink:href="#__RefHeading__110_1634002742" text:style-name="Index_20_Link" text:visited-style-name="Index_20_Link">Testing Rails Projects<text:tab/>1</text:a></text:p>
          <text:p text:style-name="P78"><text:a xlink:type="simple" xlink:href="#__RefHeading__112_1634002742" text:style-name="Index_20_Link" text:visited-style-name="Index_20_Link">MiniTest Testing For Ruby On Rails<text:tab/>3</text:a></text:p>
          <text:p text:style-name="P77"><text:a xlink:type="simple" xlink:href="#__RefHeading__636_941404247" text:style-name="Index_20_Link" text:visited-style-name="Index_20_Link">Let's play with existing tests<text:tab/>3</text:a></text:p>
          <text:p text:style-name="P78"><text:a xlink:type="simple" xlink:href="#__RefHeading__114_1634002742" text:style-name="Index_20_Link" text:visited-style-name="Index_20_Link">User Model Testing<text:tab/>4</text:a></text:p>
          <text:p text:style-name="P78"><text:a xlink:type="simple" xlink:href="#__RefHeading__638_941404247" text:style-name="Index_20_Link" text:visited-style-name="Index_20_Link">User Controller Testing<text:tab/>7</text:a></text:p>
          <text:p text:style-name="P78"><text:a xlink:type="simple" xlink:href="#__RefHeading__640_941404247" text:style-name="Index_20_Link" text:visited-style-name="Index_20_Link">Has_many Model Testing - Books<text:tab/>7</text:a></text:p>
          <text:p text:style-name="P78"><text:a xlink:type="simple" xlink:href="#__RefHeading__642_941404247" text:style-name="Index_20_Link" text:visited-style-name="Index_20_Link">Has_many Controller Testing - Books<text:tab/>7</text:a></text:p>
          <text:p text:style-name="P78"><text:a xlink:type="simple" xlink:href="#__RefHeading__644_941404247" text:style-name="Index_20_Link" text:visited-style-name="Index_20_Link">Model Testing For Other CrowdPublish.TV tables/scaffolds?<text:tab/>7</text:a></text:p>
          <text:p text:style-name="P78"><text:a xlink:type="simple" xlink:href="#__RefHeading__646_941404247" text:style-name="Index_20_Link" text:visited-style-name="Index_20_Link">Controller Testing For Other CrowdPublish.TV tables/scaffolds?<text:tab/>8</text:a></text:p>
          <text:p text:style-name="P78"><text:a xlink:type="simple" xlink:href="#__RefHeading__648_941404247" text:style-name="Index_20_Link" text:visited-style-name="Index_20_Link">What Tests Is CrowdPublish.TV missing?<text:tab/>8</text:a></text:p>
          <text:p text:style-name="P77"><text:a xlink:type="simple" xlink:href="#__RefHeading__650_941404247" text:style-name="Index_20_Link" text:visited-style-name="Index_20_Link">Let's get something useful going &amp; use TDD<text:tab/>8</text:a></text:p>
          <text:p text:style-name="P78"><text:a xlink:type="simple" xlink:href="#__RefHeading__652_941404247" text:style-name="Index_20_Link" text:visited-style-name="Index_20_Link">GitHub<text:tab/>8</text:a></text:p>
          <text:p text:style-name="P78"><text:a xlink:type="simple" xlink:href="#__RefHeading__654_941404247" text:style-name="Index_20_Link" text:visited-style-name="Index_20_Link">Low-Hanging Fruit<text:tab/>8</text:a></text:p>
          <text:p text:style-name="P77"><text:a xlink:type="simple" xlink:href="#__RefHeading__656_941404247" text:style-name="Index_20_Link" text:visited-style-name="Index_20_Link">Fixtures<text:tab/>8</text:a></text:p>
          <text:p text:style-name="P77"><text:a xlink:type="simple" xlink:href="#__RefHeading__658_941404247" text:style-name="Index_20_Link" text:visited-style-name="Index_20_Link">Now for theory – models, controllers<text:tab/>8</text:a></text:p>
          <text:p text:style-name="P77"><text:a xlink:type="simple" xlink:href="#__RefHeading__660_941404247" text:style-name="Index_20_Link" text:visited-style-name="Index_20_Link">Integration Testing<text:tab/>8</text:a></text:p>
          <text:p text:style-name="P77"><text:a xlink:type="simple" xlink:href="#__RefHeading__662_941404247" text:style-name="Index_20_Link" text:visited-style-name="Index_20_Link"><text:tab/>8</text:a></text:p>
          <text:p text:style-name="P77"><text:a xlink:type="simple" xlink:href="#__RefHeading__664_941404247" text:style-name="Index_20_Link" text:visited-style-name="Index_20_Link">Look at the code to understand what Ruby is doing when you run a test<text:tab/>9</text:a></text:p>
        </text:index-body>
      </text:table-of-content>
      <text:p text:style-name="P3"/>
      <text:p text:style-name="P32"/>
      <text:h text:style-name="P67" text:outline-level="1"><text:bookmark-start text:name="__RefHeading__634_941404247"/>INTRO<text:bookmark-end text:name="__RefHeading__634_941404247"/></text:h>
      <text:h text:style-name="Heading_20_2" text:outline-level="2"><text:bookmark-start text:name="__RefHeading__110_1634002742"/>T<text:span text:style-name="T14">esting</text:span> R<text:span text:style-name="T14">ails</text:span> P<text:span text:style-name="T14">rojects</text:span><text:bookmark-end text:name="__RefHeading__110_1634002742"/></text:h>
      <text:p text:style-name="P20">When you're the only developer creating a prototype, tests aren't critical. You just want to see if you can put up something that looks like a web site. You're thrilled that in spite of all the things that could go wrong, something actually happens when you click on it. But after the project grows and you decide to bring on more developers, you need a way to determine whether they have created a bug before accepting their code.</text:p>
      <text:p text:style-name="Standard"/>
      <text:p text:style-name="P18">TDD. This is something you hear ad nauseum at Ruby meetups. </text:p>
      <text:p text:style-name="P18"/>
      <text:p text:style-name="P27">When you first try creating an app with Rails, you spend time debugging, figuring out the syntax that won't break your page, learning the structure of Rails. Just getting something – anything – to work in your app is a monumental task. You're just happy to see text and maybe a graphic in your browser. At least you know where to begin, because Rails generates code that creates a site, albeit a crappy one, in which you can find the files you need to stick code into to change the content and by analogy, you can figure out how to make more pages besides the ones Rails generates. </text:p>
      <text:p text:style-name="P17"><text:soft-page-break/></text:p>
      <text:p text:style-name="P19">But with testing, you have no clue where to begin. You look at the test scaffolding, but you have no idea what it is doing. It doesn't generate any pages, so you can't see what the test code does. With the views, you know what you want on the page. With controllers, you know what variables you need for the view pages. But with tests, when you're starting out, you don't really know what you want the code to do or what it should do.</text:p>
      <text:p text:style-name="P16"/>
      <text:p text:style-name="P16">Of course, you didn't do TDD with your kludgy prototype, so now you have to add in tests to make sure your app doesn't break as it gets more complex. </text:p>
      <text:p text:style-name="Standard"/>
      <text:p text:style-name="Standard">As you most likely already know, when you create a new Rails project, Rails generates a bunch of default Ruby code with a certain structure. And when you generate scaffolding, Rails makes more default Ruby code with a certain structure. It creates a very simplistic model, views, and a controller as part of the scaffolding. So there should be no surprise that part of the scaffolding is code for testing models and controllers, along with .yml files called fixtures that are used as data for testing. <text:span text:style-name="T1">They'd better provide test scaffolding with Rails if they're going to make such a big deal about TDD.</text:span></text:p>
      <text:p text:style-name="Standard"/>
      <text:p text:style-name="P28">We're assuming you're already familiar with GitHub, Heroku, Rails, Ruby, where code goes in the MVC structure, and at least one of the databases that are compatible with running a local rails server. <text:span text:style-name="T22">We recommend</text:span> <text:span text:style-name="T22">browsing</text:span> through Michael Hartl's tutorial – http://railstutorial.org/book – or something similar. If you haven't yet, please do so now. It will take you only a few months. While you're doing that, be sure to compare the steps in the tutorial to the code in http://github.com/CrowdPublishTV. The first draft of CrowdPublish.TV was created by working through Hartl's tutorial and substituting things like has_many books for has_many microposts.</text:p>
      <text:p text:style-name="P8"/>
      <text:h text:style-name="P75" text:outline-level="2">M<text:span text:style-name="T14">ini</text:span>T<text:span text:style-name="T14">est</text:span> T<text:span text:style-name="T14">esting</text:span> F<text:span text:style-name="T14">or</text:span> R<text:span text:style-name="T14">uby</text:span> O<text:span text:style-name="T14">n</text:span> R<text:span text:style-name="T14">ails</text:span></text:h>
      <text:p text:style-name="P50">The default code that comes with Rails versions 3.0+ is called minitest. <text:span text:style-name="T2">But while you were trying to work through figuring out how to put code together to make your site actually do something, you weren't writing any tests. Tests don't make your site do cool things. Tests prevent contributing developers from doing uncool things. </text:span></text:p>
      <text:p text:style-name="P9"/>
      <text:p text:style-name="P29">So now you're stuck wondering what you're supposed to put in the test scaffolding because even though it's still Ruby code, there's syntax you've never used before. Not only is there new syntax, but tests don't work anything like a web site – users aren't logged in the same way, databases aren't persistent... Great. A whole new learning curve for something that you can't even show off to your husband. (Did we forget to tell you we're also assuming you're a married woman, like the founder of CrowdPublish.TV?)</text:p>
      <text:p text:style-name="P6"/>
      <text:p text:style-name="Standard">Minitest is not the only Rails testing framework, there is also RSpec which is very popular. It doesn't come with Rails, but it does come as a gem. There are great books for RSpec such as the one<text:span text:style-name="T3">s</text:span> in the Pragmatic Programmer series. We won't cover RSpec here.</text:p>
      <text:p text:style-name="Standard"/>
      <text:p text:style-name="P45"><text:span text:style-name="T23">MiniTest comes with Rails. So unlike other test frameworks, you don't have to add a gem to use it.</text:span></text:p>
      <text:p text:style-name="Standard"/>
      <text:p text:style-name="Standard">Like the code in models and controllers are Ruby methods, tests are Ruby methods.</text:p>
      <text:p text:style-name="Standard"/>
      <text:p text:style-name="Standard">Test for all the necessary functions. It's a problem if a developer makes a mistake resulting in people no <text:soft-page-break/>longer being able to sign in to your app <text:span text:style-name="T25">or see certain pages</text:span>. </text:p>
      <text:p text:style-name="Standard"/>
      <text:p text:style-name="P50"><text:span text:style-name="T5">In the next chapter, we'll start looking at some test code that already exists within a project. Code for that project can be browsed at http://github.com/CrowdPublishTV. To prepare for experimenting with that code, fork the code into your own github account and clone it onto your local machine. Instructions for doing so can be found at https://help.github.com/articles/fork-a-repo. </text:span></text:p>
      <text:p text:style-name="P36"/>
      <text:h text:style-name="Heading_20_1" text:outline-level="1"><text:bookmark-start text:name="__RefHeading__636_941404247"/>Let's play with existing tests<text:bookmark-end text:name="__RefHeading__636_941404247"/></text:h>
      <text:p text:style-name="P22">A lot of Rails tutorials show you lame tests. It makes you think that testing is ridiculously superfluous, <text:s/>leaving you wonder why anyone would do such a thing. <text:span text:style-name="T22">So we'll start by showing you tests that test a real app.</text:span></text:p>
      <text:p text:style-name="P45"/>
      <text:p text:style-name="P34"><text:span text:style-name="T17">T</text:span>o get something going, feel like we're accomplishing something.</text:p>
      <text:p text:style-name="P31"><text:tab/>I'm pragmatic. I knew this even before the Pragmatic Programmer series was invented. So let's accomplish something besides learn<text:span text:style-name="T13">ing</text:span> theory</text:p>
      <text:p text:style-name="P31"><text:tab/><text:span text:style-name="T11">Rewrite existing tests, compare to existing</text:span></text:p>
      <text:p text:style-name="P31"/>
      <text:p text:style-name="P48"/>
      <text:h text:style-name="P74" text:outline-level="2"><text:span text:style-name="T27">Before We Start</text:span></text:h>
      <text:p text:style-name="P49"><text:span text:style-name="T20">Let's play with CrowdPublish.TV's code. Go to http://github.com/crowdpublishtv/crowdpublishtv. Fork the repository and clone to your local machine. To be able to run tests, you'll need to do a few things with the CrowdPublish.TV code you cloned from your GitHub repository. </text:span></text:p>
      <text:p text:style-name="P7"/>
      <text:p text:style-name="P10">Take a look at the README file in the root directory. There are some instructions for how to set up the code so that a Rails server won't crash when you start it. <text:span text:style-name="T6">We'll go into more details about those instructions here. </text:span></text:p>
      <text:p text:style-name="P10"/>
      <text:p text:style-name="P11"><text:span text:style-name="T7">Some f</text:span>iles <text:span text:style-name="T7">that CrowdPublish.TV requires were placed in the .gitignore file. One contains secret keys. Another contains database configuration for a type of database (postgresql) that you likely don't have – sqlite is usually what comes with Railsinstaller. There are also some files that, depending upon whether the last push was based on the Heroku configuration, certain variables may have been commented out that you may need for CrowdPublish.TV to work locally.</text:span></text:p>
      <text:p text:style-name="P11"/>
      <text:p text:style-name="P11"><text:span text:style-name="T9">1. Take a look at</text:span> config/initializers/carrierwave.rb. Make sure <text:span text:style-name="T8">the lines</text:span></text:p>
      <text:p text:style-name="acode"><text:s text:c="6"/>:aws_access_key_id <text:s text:c="5"/>=&gt; 'AWS_KEY', </text:p>
      <text:p text:style-name="acode"><text:s text:c="6"/>:aws_secret_access_key <text:s/>=&gt; 'SECRET_KEY', </text:p>
      <text:p text:style-name="P12"><text:span text:style-name="T8">are not</text:span> commented out. <text:span text:style-name="T8">Of course, you do not have and will not be given these keys. Most functionality will work without these keys, however some important features will not. Without AWS keys, users in your local or test database will not be able to upload files for their profile pictures, book covers, nor pdfs of their books. All tests of these features will fail. This is fine as long as you're not modifying anything that affects these features. </text:span></text:p>
      <text:p text:style-name="P12"/>
      <text:p text:style-name="P13">If you are intending to modify or test these features, you can sign up for your own Amazon AWS account and use your own keys. You will need to supply a credit card number. The cost is around ten cents per gigabyte stored and transferred. The bill for all current CrowdPublish.TV storage and transfer <text:soft-page-break/>is approximately fifty cents per month. Yours would be even less.</text:p>
      <text:p text:style-name="P13"/>
      <text:p text:style-name="P11"><text:span text:style-name="T9">2. Open your</text:span> gemfile. Delete 'pg' and replace with 'sqlite3', <text:span text:style-name="T9">unless you have postgresql on your local computer and intend to use it</text:span>. <text:span text:style-name="T9">Most new Rails learners will use sqlite.</text:span></text:p>
      <text:p text:style-name="P11"/>
      <text:p text:style-name="P11"><text:span text:style-name="T9">3. Take a look at</text:span> app/views/layouts/application.html.erb. Make sure </text:p>
      <text:p text:style-name="acode"><text:s text:c="2"/>&lt;%= tag :meta, :name=&gt;"stripe-key", :content=&gt;STRIPE_PUBLIC_KEY %&gt; </text:p>
      <text:p text:style-name="P14">Is not commented out. You probably won't be using any stripe features, <text:span text:style-name="T10">so this value is likely not very important to you</text:span>.</text:p>
      <text:p text:style-name="P11"/>
      <text:p text:style-name="P11">ENV variables are for heroku. Therefore the last commit before pushing to heroku must have those variables set. The non-ENV variables use the initializer files, which are for use on local machines. </text:p>
      <text:p text:style-name="P11"/>
      <text:p text:style-name="P11">* config/initializers/fakekeys.rb: </text:p>
      <text:p text:style-name="P11">Create this file DO NOT CHANGE THE NAME (note that it is listed in .gitignore) &amp; paste the following into it:</text:p>
      <text:p text:style-name="P11"/>
      <text:p text:style-name="acode">DEVISE_SECRET_KEY = 'fake'</text:p>
      <text:p text:style-name="acode">AWS_KEY = 'morefake'</text:p>
      <text:p text:style-name="acode">AWS_SECRET_KEY = 'pretend' </text:p>
      <text:p text:style-name="acode">STRIPE_SECRET_KEY = "madeup"</text:p>
      <text:p text:style-name="acode">STRIPE_PUBLIC_KEY = "allfake"</text:p>
      <text:p text:style-name="acode">Stripe.api_key = STRIPE_SECRET_KEY</text:p>
      <text:p text:style-name="acode"/>
      <text:p text:style-name="P11">Of course, with the fake keys, you will not be able to use AWS (upload files to user profiles), Devise (logins), or Stripe (purchase items from authors). If you have your own AWS, Devise, or Stripe accounts, you may replace the keys in config/initializers/fakekeys.rb with your accounts' keys. </text:p>
      <text:p text:style-name="P11"/>
      <text:p text:style-name="P11">*config/database.yml</text:p>
      <text:p text:style-name="P11">Create this file DO NOT CHANGE THE NAME (note that it is listed in .gitignore) &amp; paste the following into it:</text:p>
      <text:p text:style-name="P11"/>
      <text:p text:style-name="acode">default: &amp;default</text:p>
      <text:p text:style-name="acode"><text:s text:c="2"/>adapter: sqlite3</text:p>
      <text:p text:style-name="acode"><text:s text:c="2"/>pool: 5</text:p>
      <text:p text:style-name="acode"><text:s text:c="2"/>timeout: 5000</text:p>
      <text:p text:style-name="acode"/>
      <text:p text:style-name="acode">development:</text:p>
      <text:p text:style-name="acode"><text:s text:c="2"/>&lt;&lt;: *default</text:p>
      <text:p text:style-name="acode"><text:s text:c="2"/>database: db/development.sqlite3</text:p>
      <text:p text:style-name="acode"/>
      <text:p text:style-name="acode">test:</text:p>
      <text:p text:style-name="acode"><text:s text:c="2"/>&lt;&lt;: *default</text:p>
      <text:p text:style-name="acode"><text:s text:c="2"/>database: db/test.sqlite3</text:p>
      <text:p text:style-name="acode"/>
      <text:p text:style-name="P11"/>
      <text:p text:style-name="P11">Then type bundle install at the command line</text:p>
      <text:p text:style-name="P11">Then type rake db:migrate</text:p>
      <text:p text:style-name="P52"><text:soft-page-break/>Great! Now you should be able to run rails s, open http://localhost:3000 in your browser, and the home page for CrowdPublish.TV should work. <text:span text:style-name="T29">Isn't it beautiful!</text:span></text:p>
      <text:p text:style-name="P52"/>
      <text:h text:style-name="P74" text:outline-level="2"><text:span text:style-name="T27">Where In The World Do We Start</text:span></text:h>
      <text:p text:style-name="P61">If some of this is over your head for where you are in your web development learning process, that's ok. Skim through it and work through the exercises anyway to get familiar with the syntax and structure. Repeated exposure to the concepts is necessary to reinforce the concepts in your brain. At first coding is more of a cut-and-paste exercise and a struggle to figure out what works and what doesn't. Even if you don't fully understand how the code works, the more often you look at the code and experiment with it, the better you'll understand it. It will become less of cut-and-paste <text:span text:style-name="T46">task</text:span> and more of a <text:span text:style-name="T46">process of following the logic. </text:span></text:p>
      <text:p text:style-name="P61"/>
      <text:p text:style-name="P61"><text:span text:style-name="T46">And there's no need to memorize the logic or syntax. That's what google is for. Instead, you'll get much better at knowing what to google and why. Stackoverflow.com is your friend.</text:span></text:p>
      <text:p text:style-name="P53"/>
      <text:p text:style-name="P53">When you first generate <text:span text:style-name="T41">a </text:span>scaffolding, although <text:span text:style-name="T41">Rails creates a directory structure along with the files needed, the files don't have any substance to them. The files contain classes, but the classes have no code inside them. Rails generates classes to test controllers, helpers, models, integration, and mailers. Methods are not part of the scaffolding. Thus we need to write the test methods ourselves. </text:span></text:p>
      <text:p text:style-name="P48"/>
      <text:p text:style-name="P48"><text:span text:style-name="T41">However we don't yet know what test methods look like. We know what we want web pages to do... but </text:span><text:s text:c="2"/><text:span text:style-name="T41">what do we want a test to do? A good place to start is to test whether all the methods in our models and controllers do what we though we told them to do. </text:span></text:p>
      <text:p text:style-name="P48"/>
      <text:p text:style-name="P50"><text:span text:style-name="T25">The methods in the test files aren't even run in the order they appear in the file; they're run in alphabetical order. But it doesn't matter which order they're run in. Just like any other Ruby method, methods are independent. When running tests, e</text:span>ach method <text:span text:style-name="T25">in each of the test files</text:span> starts over with a blank slate.<text:span text:style-name="T25"> And just like any other Ruby variables, the local variables in one method can't be accessed by other methods. But even though the class variables may be set in one method, don't depend on other methods to set what you need for the current method (need to ungarble this sentence).</text:span></text:p>
      <text:p text:style-name="P50"/>
      <text:p text:style-name="P50"><text:span text:style-name="T26">Some attributes might be needed for every method in the test file.</text:span> <text:span text:style-name="T4">In that case, y</text:span>ou <text:span text:style-name="T4">would write a method to</text:span> set <text:span text:style-name="T4">these attributes</text:span> <text:span text:style-name="T4">before</text:span> the beginning of each test. <text:span text:style-name="T30">In the CrowdPublish.TV repository you just downloaded, take a look at the test/user_test.rb file.</text:span></text:p>
      <text:p text:style-name="P50"/>
      <text:p text:style-name="P64">class TestUser &lt; ActiveSupport::TestCase</text:p>
      <text:p text:style-name="P64"><text:s text:c="2"/>def setup</text:p>
      <text:p text:style-name="P64"><text:s text:c="4"/>@user = users(:one)</text:p>
      <text:p text:style-name="P64"><text:s text:c="2"/>end</text:p>
      <text:p text:style-name="P64"><text:span text:style-name="T28">end</text:span></text:p>
      <text:p text:style-name="P50"/>
      <text:p text:style-name="P50"><text:span text:style-name="T24">What is this </text:span><text:span text:style-name="T32">users(:one)</text:span><text:span text:style-name="T24">? It's in our test database. How did it get there and why is it called </text:span><text:span text:style-name="T32">:one</text:span><text:span text:style-name="T24">? You may have noticed that along with controllers, helpers, etc., Rails scaffolding includes a Fixtures folder. We'll get into Fixtures later.</text:span></text:p>
      <text:p text:style-name="P50"/>
      <text:p text:style-name="P53">But you won't know everything you'll need in the setup <text:span text:style-name="T41">until we see commonalities among the methods in our test files.</text:span> <text:span text:style-name="T41">So we'll start by writing methods for testing models and controllers.</text:span></text:p>
      <text:p text:style-name="P24"><text:soft-page-break/></text:p>
      <text:h text:style-name="P74" text:outline-level="2">U<text:span text:style-name="T14">ser</text:span> M<text:span text:style-name="T14">odel</text:span> T<text:span text:style-name="T14">esting</text:span></text:h>
      <text:p text:style-name="P25"><text:span text:style-name="T41">Look at models/user.rb. You'll notice the first half of the file contains many lines of code, most of which don't look like methods. They don't start with </text:span><text:span text:style-name="T33">def methodname</text:span><text:span text:style-name="T41"> and end with </text:span><text:span text:style-name="T33">end</text:span><text:span text:style-name="T41">. Instead, they say things like </text:span><text:span text:style-name="T33">after_validation, after_initialize, mount_uploader, <text:s/>before_save,</text:span><text:span text:style-name="T42"> and </text:span><text:span text:style-name="T33">has_many</text:span>. <text:span text:style-name="T42">These lines are not defining methods, rather they are calling methods that exist in the Rails library. </text:span></text:p>
      <text:p text:style-name="P25"/>
      <text:p text:style-name="P54">The line</text:p>
      <text:p text:style-name="P57">after_validation :geocode, :if =&gt; :address_changed?</text:p>
      <text:p text:style-name="P54">tells the app to run a geocoding method in one of the gems if the user changes their address when the user model is updated (upon which the app validates the user model). This line is passing a <text:span text:style-name="T31">:geocode</text:span> symbol and a <text:span text:style-name="T31">:if =&gt; :address_changed?</text:span> hash into an <text:span text:style-name="T31">after_validation</text:span> method in the Rails library. <text:span text:style-name="T43">Rails does not require that parameters passed into method calls be enclosed in parentheses. If you were writing this code in C++ or Java, it might look a little more like</text:span></text:p>
      <text:p text:style-name="P55"><text:span text:style-name="T31">after_validation</text:span><text:span text:style-name="T35">(</text:span><text:span text:style-name="T31"> :geocode, :if =&gt; :address_changed?</text:span><text:span text:style-name="T36">)</text:span><text:span text:style-name="T44">. </text:span></text:p>
      <text:p text:style-name="P55"/>
      <text:p text:style-name="P56"><text:span text:style-name="T44">Remember that, like other object-oriented languages such as Java or C++, the code within every Ruby class is either calling a method or defining a method. (Although Java and C++ also require variable declarations, where Ruby skips those.) To me, it looks more obvious that </text:span><text:span text:style-name="T33">after_initialize, mount_uploader</text:span><text:span text:style-name="T44">, etc. are method calls when the parentheses are present. Without the parentheses, it looks like some form of cheating, as though there were some sort of Ruby key words being thrown about without regard to method calling.</text:span></text:p>
      <text:p text:style-name="P54"/>
      <text:p text:style-name="P58">Note that these methods are called in the model, not in the controller. This is because these methods need to be run when the user model is saved. The user model is saved every time the user table is changed in the database. And every time the user model is saved, the User class in models/user.rb is executed.</text:p>
      <text:p text:style-name="P54"/>
      <text:p text:style-name="P59">Since these methods are being called in the model, we test that they're working correctly through test methods we'll write in the TestUser class, in the test/user_test.rb file. We'll start with a method to test <text:span text:style-name="T34">after_validation</text:span>. <text:span text:style-name="T45">(Since there isn't an action going on when </text:span><text:span text:style-name="T37">attr_accessor</text:span><text:span text:style-name="T45">, <text:s/></text:span><text:span text:style-name="T37">geocoded_by</text:span><text:span text:style-name="T45">, or <text:s/></text:span><text:span text:style-name="T37">reverse_geocoded_by</text:span><text:span text:style-name="T45"> are executed, rather they're defining attributes for those methods, there isn't a way to test them. We'll skip those.)</text:span></text:p>
      <text:p text:style-name="P54"/>
      <text:p text:style-name="P62">Now you can go back and look at t<text:span text:style-name="T30">he test/user_test.rb file </text:span>again. The first method is </text:p>
      <text:p text:style-name="P54"/>
      <text:p text:style-name="P60"><text:span text:style-name="T40">test </text:span><text:span text:style-name="T34">after_validation</text:span></text:p>
      <text:p text:style-name="P60"><text:span text:style-name="T34"><text:s text:c="2"/></text:span><text:span text:style-name="T38">teststuff</text:span></text:p>
      <text:p text:style-name="P62"><text:span text:style-name="T34">e</text:span><text:span text:style-name="T31">nd</text:span></text:p>
      <text:p text:style-name="P54"/>
      <text:p text:style-name="P63">All test methods must start with the word <text:span text:style-name="T31">test</text:span>.</text:p>
      <text:p text:style-name="P62"/>
      <text:p text:style-name="P62">What this method does.</text:p>
      <text:p text:style-name="P54"/>
      <text:p text:style-name="P25"><text:span text:style-name="T47">Now let's take a look at </text:span></text:p>
      <text:p text:style-name="P1"><text:soft-page-break/></text:p>
      <text:p text:style-name="acode">[:email, :name, :permalink, :password ].each do |field|</text:p>
      <text:p text:style-name="acode"><text:s text:c="2"/>test "#{field.to_s}_must_not_be_empty" do</text:p>
      <text:p text:style-name="acode"><text:s text:c="4"/>user = User.new</text:p>
      <text:p text:style-name="acode"><text:s text:c="4"/>user.send "#{field.to_s}=", nil</text:p>
      <text:p text:style-name="acode"><text:s text:c="4"/>refute user.valid?</text:p>
      <text:p text:style-name="acode"><text:s text:c="4"/>refute_empty user.errors[field] </text:p>
      <text:p text:style-name="acode"><text:s text:c="2"/>end</text:p>
      <text:p text:style-name="acode">end</text:p>
      <text:p text:style-name="P26"/>
      <text:p text:style-name="P26"><text:span text:style-name="T48">This method doesn't begin with the word </text:span><text:span text:style-name="T40">test</text:span><text:span text:style-name="T48">, instead it begins with a loop, with the </text:span><text:span text:style-name="T40">test</text:span><text:span text:style-name="T48"> inside it. This method tests all the attributes that are required to be present, which is declared in the model as either </text:span><text:span text:style-name="T38">validates_presence_of</text:span><text:span text:style-name="T47"> or as </text:span><text:span text:style-name="T38">validates :</text:span><text:span text:style-name="T39">fieldname</text:span><text:span text:style-name="T38">, presence: true</text:span><text:span text:style-name="T47">. It loops through the four required fields rather than writing four separate methods that do the same thing for four fields. </text:span></text:p>
      <text:p text:style-name="P26"/>
      <text:p text:style-name="P66">#must be in same test as above line in order to have usererrors</text:p>
      <text:p text:style-name="P26"/>
      <text:p text:style-name="P63">Note that <text:span text:style-name="T31">password_confirmation</text:span> is not included in the loop. This is because it's required only when <text:span text:style-name="T31">password</text:span> is present, such as when creating a user account or when updating the account by changing the <text:span text:style-name="T31">password</text:span>. Therefore we must test it differently, in a separate method as below.</text:p>
      <text:p text:style-name="P26"/>
      <text:p text:style-name="acode">test "password_confirmation_must_not_be_empty_password_present" do</text:p>
      <text:p text:style-name="acode"><text:s text:c="2"/>user = users(:one) </text:p>
      <text:p text:style-name="acode"><text:s text:c="2"/>user.update(password: "11111111")</text:p>
      <text:p text:style-name="acode"><text:s text:c="2"/>user.send "password_confirmation=", nil</text:p>
      <text:p text:style-name="acode"><text:s text:c="2"/>refute user.valid?</text:p>
      <text:p text:style-name="acode"><text:s text:c="2"/>refute_empty user.errors[:password_confirmation] </text:p>
      <text:p text:style-name="acode">end</text:p>
      <text:p text:style-name="P65"/>
      <text:h text:style-name="P76" text:outline-level="3">Fixtures</text:h>
      <text:p text:style-name="P48"><text:span text:style-name="T24">What is this users(:one)?</text:span></text:p>
      <text:p text:style-name="P48"/>
      <text:p text:style-name="P48">There are gems to create lots of fixtures, but we'll just work with the simple files we have now.</text:p>
      <text:p text:style-name="P48"/>
      <text:p text:style-name="P35"/>
      <text:p text:style-name="P1"/>
      <text:p text:style-name="acode"><text:s text:c="2"/>test "user attributes must not be empty" do </text:p>
      <text:p text:style-name="acode"><text:s text:c="4"/>user = User.create(name: "Dummy1", password: "hoohaahh", password_confirmation: "hoohaahh", email: "m@example.com")</text:p>
      <text:p text:style-name="acode"># <text:s text:c="3"/>@user = build(:user, name: 'samiam', email: 'fakeunique@fake.com', password: 'secret12', password_confirmation: 'secret12', permalink: 'samlink', address: '22181' )</text:p>
      <text:p text:style-name="acode"><text:s text:c="4"/>assert user.valid?</text:p>
      <text:p text:style-name="acode"># <text:s text:c="3"/>assert @user.errors[:name].any?</text:p>
      <text:p text:style-name="acode"># <text:s text:c="3"/>assert @user.errors[:email].any?</text:p>
      <text:p text:style-name="acode"><text:soft-page-break/><text:s text:c="2"/>end</text:p>
      <text:p text:style-name="P1"/>
      <text:p text:style-name="P1"><text:s text:c="2"/>test "password and password_confirmation should match" do</text:p>
      <text:p text:style-name="acode"><text:s text:c="4"/>@user = users(:two) </text:p>
      <text:p text:style-name="acode"><text:s text:c="4"/>@user.password = "hihihihi"</text:p>
      <text:p text:style-name="acode"><text:s text:c="4"/>@user.password_confirmation = "hihihihi"</text:p>
      <text:p text:style-name="acode"><text:s text:c="4"/>assert @user.valid?</text:p>
      <text:p text:style-name="acode"><text:s text:c="2"/>end</text:p>
      <text:p text:style-name="acode"/>
      <text:p text:style-name="acode"><text:s text:c="2"/>test "password and password_confirmation should be at least 8 char" do</text:p>
      <text:p text:style-name="acode"><text:s text:c="4"/>@user = users(:two) </text:p>
      <text:p text:style-name="acode"><text:s text:c="4"/>@user.password = "hihihi"</text:p>
      <text:p text:style-name="acode"><text:s text:c="4"/>@user.password_confirmation = "hihihi"</text:p>
      <text:p text:style-name="acode"><text:s text:c="4"/>refute @user.valid?</text:p>
      <text:p text:style-name="acode"><text:s text:c="2"/>end</text:p>
      <text:p text:style-name="acode"/>
      <text:p text:style-name="acode"><text:s text:c="2"/>test "email of existing user should be unique" do # this doesn't hit db</text:p>
      <text:p text:style-name="acode"><text:s text:c="4"/>user2 = users(:two)</text:p>
      <text:p text:style-name="acode"><text:s text:c="4"/>puts</text:p>
      <text:p text:style-name="acode"><text:s text:c="4"/>puts user2.email </text:p>
      <text:p text:style-name="acode"><text:s text:c="4"/>puts</text:p>
      <text:p text:style-name="acode"><text:s text:c="4"/>puts user2.name </text:p>
      <text:p text:style-name="acode"><text:s text:c="4"/>user2.email = "fake@fake.com"</text:p>
      <text:p text:style-name="acode"><text:s text:c="4"/>puts user2.email </text:p>
      <text:p text:style-name="acode"><text:s text:c="4"/>refute user2.valid?, "email unique"</text:p>
      <text:p text:style-name="acode"><text:s text:c="2"/>end </text:p>
      <text:p text:style-name="acode"/>
      <text:p text:style-name="acode"><text:s text:c="2"/>test "email of new user should be unique" do</text:p>
      <text:p text:style-name="acode"><text:s text:c="4"/>user1 = User.create(name: "Dummy1", email: "m@example.com")</text:p>
      <text:p text:style-name="acode"><text:s text:c="4"/>user2 = User.create(name: "Dummy2", email: "m@example.com")</text:p>
      <text:p text:style-name="acode"><text:s text:c="4"/>refute user2.valid?, "email unique"</text:p>
      <text:p text:style-name="acode"><text:s text:c="2"/>end</text:p>
      <text:p text:style-name="acode"/>
      <text:p text:style-name="acode"><text:s text:c="2"/>test "email should be email" do</text:p>
      <text:p text:style-name="acode"><text:s text:c="4"/>user = users(:one)</text:p>
      <text:p text:style-name="acode"><text:s text:c="4"/>user.email = "email"</text:p>
      <text:p text:style-name="acode"><text:s text:c="4"/>refute user.valid?, "email format valid"</text:p>
      <text:p text:style-name="acode"><text:s text:c="2"/>end </text:p>
      <text:p text:style-name="P1"><text:s text:c="2"/></text:p>
      <text:p text:style-name="acode"><text:s text:c="2"/>test "should have format of email address" do</text:p>
      <text:p text:style-name="acode"><text:s text:c="4"/>user = User.create(name: "Dummy", email: "example.com")</text:p>
      <text:p text:style-name="acode"><text:s text:c="4"/>refute_match(/\A[\w+\-.]+@[a-z\d\-.]+\.[a-z]+\z/i, user.email)</text:p>
      <text:p text:style-name="acode"><text:s text:c="2"/>end</text:p>
      <text:p text:style-name="P1"><text:s/></text:p>
      <text:p text:style-name="acode"><text:s text:c="2"/>test "should have format of email address2" do</text:p>
      <text:p text:style-name="acode"><text:soft-page-break/><text:s text:c="4"/>user1 = users(:one)</text:p>
      <text:p text:style-name="acode"><text:s text:c="4"/>user1.email = "email@lisa.org"</text:p>
      <text:p text:style-name="acode"><text:s text:c="4"/>assert_match(/\A[\w+\-.]+@[a-z\d\-.]+\.[a-z]+\z/i, user1.email)</text:p>
      <text:p text:style-name="acode"><text:s text:c="4"/>user2 = users(:one)</text:p>
      <text:p text:style-name="acode"><text:s text:c="4"/>user2.email = "email"</text:p>
      <text:p text:style-name="acode"><text:s text:c="4"/>refute_match(/\A[\w+\-.]+@[a-z\d\-.]+\.[a-z]+\z/i, user2.email)</text:p>
      <text:p text:style-name="acode"><text:s text:c="2"/>end</text:p>
      <text:p text:style-name="acode">end</text:p>
      <text:p text:style-name="P2"><text:s/></text:p>
      <text:h text:style-name="P69" text:outline-level="2"><text:bookmark-start text:name="__RefHeading__638_941404247"/>U<text:span text:style-name="T14">ser</text:span> <text:span text:style-name="T15">Controller</text:span> T<text:span text:style-name="T14">esting</text:span><text:bookmark-end text:name="__RefHeading__638_941404247"/></text:h>
      <text:p text:style-name="P46">Test each method.</text:p>
      <text:p text:style-name="P46"/>
      <text:p text:style-name="P47">Most tests will require signing in before running the test because the <text:span text:style-name="T4">method they're testing woul</text:span>d fail on the real site if the user were not logged in.</text:p>
      <text:p text:style-name="P23"/>
      <text:p text:style-name="P47">But what user is being signed in?</text:p>
      <text:p text:style-name="P47"/>
      <text:p text:style-name="P41"/>
      <text:p text:style-name="P37"/>
      <text:h text:style-name="P69" text:outline-level="2"><text:bookmark-start text:name="__RefHeading__640_941404247"/><text:span text:style-name="T16">Has_many</text:span> M<text:span text:style-name="T14">odel</text:span> T<text:span text:style-name="T14">esting - Books</text:span><text:bookmark-end text:name="__RefHeading__640_941404247"/></text:h>
      <text:p text:style-name="P37"/>
      <text:p text:style-name="P37"/>
      <text:p text:style-name="P37"/>
      <text:h text:style-name="P70" text:outline-level="2"><text:bookmark-start text:name="__RefHeading__642_941404247"/><text:span text:style-name="T16">Has_many</text:span> <text:span text:style-name="T16">Controller</text:span> T<text:span text:style-name="T14">esting - Books</text:span><text:bookmark-end text:name="__RefHeading__642_941404247"/></text:h>
      <text:p text:style-name="P38"/>
      <text:p text:style-name="P38"/>
      <text:h text:style-name="P71" text:outline-level="2"><text:bookmark-start text:name="__RefHeading__644_941404247"/>M<text:span text:style-name="T14">odel</text:span> T<text:span text:style-name="T14">esting For Other CrowdPublish.TV tables/scaffolds?</text:span><text:bookmark-end text:name="__RefHeading__644_941404247"/></text:h>
      <text:p text:style-name="P39"/>
      <text:p text:style-name="P2"/>
      <text:p text:style-name="P2"/>
      <text:h text:style-name="P71" text:outline-level="2"><text:bookmark-start text:name="__RefHeading__646_941404247"/><text:span text:style-name="T17">Controller</text:span> T<text:span text:style-name="T14">esting For Other CrowdPublish.TV tables/scaffolds?</text:span><text:bookmark-end text:name="__RefHeading__646_941404247"/></text:h>
      <text:p text:style-name="P39"/>
      <text:p text:style-name="P39"/>
      <text:h text:style-name="P72" text:outline-level="2"/>
      <text:h text:style-name="P72" text:outline-level="2"><text:bookmark-start text:name="__RefHeading__648_941404247"/><text:span text:style-name="T19">What Tests Is CrowdPublish.TV missing?</text:span><text:bookmark-end text:name="__RefHeading__648_941404247"/></text:h>
      <text:p text:style-name="P40"/>
      <text:p text:style-name="P39"/>
      <text:h text:style-name="Heading_20_1" text:outline-level="1"><text:bookmark-start text:name="__RefHeading__650_941404247"/><text:soft-page-break/>Let's get something useful going &amp; use TDD<text:bookmark-end text:name="__RefHeading__650_941404247"/></text:h>
      <text:p text:style-name="P43"><text:span text:style-name="T19">Now you're familiar with </text:span>What's going on in CrowdPublish.TV code</text:p>
      <text:p text:style-name="P43"/>
      <text:p text:style-name="P43"/>
      <text:h text:style-name="Heading_20_2" text:outline-level="2"><text:bookmark-start text:name="__RefHeading__652_941404247"/>GitHub<text:bookmark-end text:name="__RefHeading__652_941404247"/></text:h>
      <text:p text:style-name="P31"><text:tab/><text:span text:style-name="T11">Pick something from Issues on GitHub &amp; see what you can do</text:span></text:p>
      <text:p text:style-name="P31"/>
      <text:h text:style-name="P73" text:outline-level="2"><text:bookmark-start text:name="__RefHeading__654_941404247"/>Low-Hanging Fruit<text:bookmark-end text:name="__RefHeading__654_941404247"/></text:h>
      <text:p text:style-name="P44">Anything that merely requires adding scaffolding</text:p>
      <text:p text:style-name="P31"/>
      <text:p text:style-name="P31"/>
      <text:h text:style-name="Heading_20_1" text:outline-level="1"><text:bookmark-start text:name="__RefHeading__658_941404247"/>Now for theory – models, controllers<text:bookmark-end text:name="__RefHeading__658_941404247"/></text:h>
      <text:p text:style-name="P33">let's get more complicated/understand what we're doing instead of just doing, <text:span text:style-name="T12">thus write tests faster and make fewer mistakes</text:span></text:p>
      <text:p text:style-name="P31"/>
      <text:p text:style-name="P43"/>
      <text:h text:style-name="P68" text:outline-level="1"><text:bookmark-start text:name="__RefHeading__660_941404247"/><text:span text:style-name="T18">Integration Testing</text:span> <text:bookmark-end text:name="__RefHeading__660_941404247"/></text:h>
      <text:p text:style-name="P31"/>
      <text:p text:style-name="P31"/>
      <text:p text:style-name="P31"/>
      <text:h text:style-name="Heading_20_1" text:outline-level="1"><text:bookmark-start text:name="__RefHeading__664_941404247"/><text:span text:style-name="T17">Look at the code to understand what Ruby is doing when you run a test</text:span><text:bookmark-end text:name="__RefHeading__664_941404247"/></text:h>
      <text:p text:style-name="P31"/>
      <text:p text:style-name="P31"><text:span text:style-name="T17">Get even more in-depth, </text:span></text:p>
      <text:p text:style-name="P31"/>
      <text:p text:style-name="P15">Assertions code</text:p>
      <text:p text:style-name="P15">http://docs.seattlerb.org/minitest/Minitest/Assertions.html </text:p>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officeooo:rsid="001899ef"/>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acode" style:family="paragraph" style:parent-style-name="Standard" style:class="text">
      <style:text-properties style:font-name="Courier 10 Pitch" fo:font-family="'Courier 10 Pitch'" style:font-pitch="fixed" officeooo:rsid="001899ef"/>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10:21:57.002107896</meta:creation-date>
    <dc:date>2015-10-19T22:30:50.409531480</dc:date>
    <meta:editing-duration>P12DT10H37M1S</meta:editing-duration>
    <meta:editing-cycles>60</meta:editing-cycles>
    <meta:generator>LibreOffice/4.2.8.2$Linux_X86_64 LibreOffice_project/420m0$Build-2</meta:generator>
    <meta:document-statistic meta:table-count="0" meta:image-count="0" meta:object-count="0" meta:page-count="10" meta:paragraph-count="210" meta:word-count="3071" meta:character-count="19303" meta:non-whitespace-character-count="16135"/>
  </office:meta>
</office:document-meta>
</file>